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3f1" officeooo:paragraph-rsid="000cd3f1"/>
    </style:style>
    <style:style style:name="P2" style:family="paragraph" style:parent-style-name="Standard">
      <style:text-properties officeooo:rsid="000cd3f1" officeooo:paragraph-rsid="0012b1a7"/>
    </style:style>
    <style:style style:name="P3" style:family="paragraph" style:parent-style-name="Standard">
      <style:text-properties officeooo:rsid="000e79ec" officeooo:paragraph-rsid="000e79ec"/>
    </style:style>
    <style:style style:name="P4" style:family="paragraph" style:parent-style-name="Standard">
      <style:text-properties officeooo:rsid="000e7d68" officeooo:paragraph-rsid="000e7d68"/>
    </style:style>
    <style:style style:name="P5" style:family="paragraph" style:parent-style-name="Standard">
      <style:text-properties officeooo:rsid="000f32ac" officeooo:paragraph-rsid="000f32ac"/>
    </style:style>
    <style:style style:name="P6" style:family="paragraph" style:parent-style-name="Standard">
      <style:text-properties officeooo:rsid="000f32ac" officeooo:paragraph-rsid="000f9992"/>
    </style:style>
    <style:style style:name="P7" style:family="paragraph" style:parent-style-name="Standard">
      <style:text-properties officeooo:rsid="000f9992" officeooo:paragraph-rsid="000f9992"/>
    </style:style>
    <style:style style:name="P8" style:family="paragraph" style:parent-style-name="Standard">
      <style:text-properties officeooo:rsid="00110402" officeooo:paragraph-rsid="00110402"/>
    </style:style>
    <style:style style:name="P9" style:family="paragraph" style:parent-style-name="Standard">
      <style:text-properties officeooo:paragraph-rsid="00110402"/>
    </style:style>
    <style:style style:name="P10" style:family="paragraph" style:parent-style-name="Standard">
      <style:text-properties officeooo:paragraph-rsid="00124e28"/>
    </style:style>
    <style:style style:name="P11" style:family="paragraph" style:parent-style-name="Standard">
      <style:text-properties officeooo:rsid="00124e28" officeooo:paragraph-rsid="00124e28"/>
    </style:style>
    <style:style style:name="P12" style:family="paragraph" style:parent-style-name="Standard">
      <style:text-properties officeooo:rsid="0012b1a7" officeooo:paragraph-rsid="0012b1a7"/>
    </style:style>
    <style:style style:name="P13" style:family="paragraph" style:parent-style-name="Standard">
      <style:text-properties officeooo:paragraph-rsid="000e79ec"/>
    </style:style>
    <style:style style:name="P14" style:family="paragraph" style:parent-style-name="Standard">
      <style:text-properties officeooo:paragraph-rsid="000e7d68"/>
    </style:style>
    <style:style style:name="P15" style:family="paragraph" style:parent-style-name="Standard">
      <style:text-properties officeooo:rsid="00135671" officeooo:paragraph-rsid="00135671"/>
    </style:style>
    <style:style style:name="P16" style:family="paragraph" style:parent-style-name="Standard">
      <style:text-properties officeooo:rsid="00144704" officeooo:paragraph-rsid="00144704"/>
    </style:style>
    <style:style style:name="T1" style:family="text">
      <style:text-properties officeooo:rsid="000e79ec"/>
    </style:style>
    <style:style style:name="T2" style:family="text">
      <style:text-properties officeooo:rsid="000e7d68"/>
    </style:style>
    <style:style style:name="T3" style:family="text">
      <style:text-properties officeooo:rsid="000f9604"/>
    </style:style>
    <style:style style:name="T4" style:family="text">
      <style:text-properties officeooo:rsid="001494de"/>
    </style:style>
    <style:style style:name="T5" style:family="text">
      <style:text-properties officeooo:rsid="00154a66"/>
    </style:style>
    <style:style style:name="T6" style:family="text">
      <style:text-properties officeooo:rsid="00110402"/>
    </style:style>
    <style:style style:name="T7" style:family="text">
      <style:text-properties officeooo:rsid="00124e28"/>
    </style:style>
    <style:style style:name="T8" style:family="text">
      <style:text-properties officeooo:rsid="0012b1a7"/>
    </style:style>
    <style:style style:name="T9" style:family="text">
      <style:text-properties officeooo:rsid="00131b68"/>
    </style:style>
    <style:style style:name="T10" style:family="text">
      <style:text-properties officeooo:rsid="00135671"/>
    </style:style>
    <style:style style:name="T11" style:family="text">
      <style:text-properties officeooo:rsid="00163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1">Los componentes involucrados son los mismos que para OrgaSmall, pero se le suma el controlador de interrupciones (InterruptController):</text:p>
      <text:p text:style-name="P1"/>
      <text:p text:style-name="P2">Fetch: ControlUnit, PC, Memory, <text:span text:style-name="T8">Decode</text:span> (<text:span text:style-name="T8">además de </text:span>InterruptController, ALU en caso de ser necesario saltar a la R.A.I.), bus interno.</text:p>
      <text:p text:style-name="P1"/>
      <text:p text:style-name="P1">Decode: Decode, bus interno.</text:p>
      <text:p text:style-name="P1"/>
      <text:p text:style-name="P1">Execute: Según el tipo de instrucción: ALU, Registers, Memory, ControlUnit, InterruptController, bus interno.</text:p>
      <text:p text:style-name="P1"/>
      <text:p text:style-name="P1">1.b.</text:p>
      <text:p text:style-name="P1">Fetch, porque no se querría interrumpir a la maquina durante la ejecución de decodificación de una instrucción.</text:p>
      <text:p text:style-name="P1"/>
      <text:p text:style-name="P1">1.c.</text:p>
      <text:p text:style-name="P1">En la memoria interna ROM de la ControlUnit.</text:p>
      <text:p text:style-name="P1"/>
      <text:p text:style-name="P3">1.d.</text:p>
      <text:p text:style-name="P13"><text:span text:style-name="T1">Sabiendo que la memoria de la CU es de palabras de 32 bits, con una instrucción por palabra y direccionamiento a palabra con direcciones de 9 bits </text:span><text:span text:style-name="T9">y código de operación de 5 bits</text:span><text:span text:style-name="T1">, </text:span><text:span text:style-name="T10">quedando </text:span><text:span text:style-name="T9">2^4 bits libres para el microcódigo de cada instrucción,</text:span><text:span text:style-name="T1"> puede hallarse el microprograma correspondiente a la operación de código de operación x en las posiciones [x*</text:span><text:span text:style-name="T9">16</text:span><text:span text:style-name="T1">; (x+1)*</text:span><text:span text:style-name="T9">16</text:span><text:span text:style-name="T2">), empezando en x*</text:span><text:span text:style-name="T9">16</text:span><text:span text:style-name="T2">.</text:span></text:p>
      <text:p text:style-name="P3"/>
      <text:p text:style-name="P4">1.e.</text:p>
      <text:p text:style-name="P14"><text:span text:style-name="T3">Cuando se ejecuta la instrucción para un salto condicional, la primera microinstrucción indica que se habilite la escritura al contador microPC (load_microOp) y que se está queriendo decidir sobre si saltar o no (jx_microOp, donde x referencia al flag asociado al salto condicional). Si el flag asociado está alto (x = 1, es decir, si se cumple la condición del salto) entonces el multiplexor asociado a elegir entre su</text:span><text:span text:style-name="T4">mar </text:span><text:span text:style-name="T3">1 o 2 </text:span><text:span text:style-name="T4">al microPC</text:span><text:span text:style-name="T3"> recibe un 1 como señal, por lo </text:span><text:span text:style-name="T4">que suma 2. Como jx_microOp está alta, se deja pasar al microPC anterior + 2 (en vez de micro</text:span><text:span text:style-name="T5">PC anterior + 1</text:span><text:span text:style-name="T4">) como input </text:span><text:span text:style-name="T5">D al contador microPC, por lo que la segunda microinstrucción (reset_microOp) es salteada. En la siguiente microinstrucción, que no hubiese sido ejecutada si el flag </text:span><text:span text:style-name="T10">hubiese estado bajo</text:span><text:span text:style-name="T5">, se setea el nuevo valor del PC.</text:span></text:p>
      <text:p text:style-name="P4"/>
      <text:p text:style-name="P4">2.a.</text:p>
      <text:p text:style-name="P5">Hecho en Logisim.</text:p>
      <text:p text:style-name="P5"/>
      <text:p text:style-name="P5">2.b.</text:p>
      <text:p text:style-name="P15">Si es siempre 0, se pierde el soporte a interrupciones (no se puede saltar a la R.A.I.)</text:p>
      <text:p text:style-name="P15">Si es siempre 1, se entra en un fetch infinito (si aún no se implementó el microcódigo asociado a la respuesta a interrupciones).</text:p>
      <text:p text:style-name="P5"/>
      <text:p text:style-name="P5">3.a.</text:p>
      <text:p text:style-name="P5">Hecho en microCode.ops.</text:p>
      <text:p text:style-name="P5"/>
      <text:p text:style-name="P5">3.b.</text:p>
      <text:p text:style-name="P7">Hecho en microCode.ops.</text:p>
      <text:p text:style-name="P7"/>
      <text:p text:style-name="P7">3.c.</text:p>
      <text:p text:style-name="P7"><text:soft-page-break/>Hecho en microCode.ops.</text:p>
      <text:p text:style-name="P7"/>
      <text:p text:style-name="P16">Si el cable es siempre 0, idem 2.b.</text:p>
      <text:p text:style-name="P16">Si el cable es siempre 1, se entra en una atención a interrupciones infinita.</text:p>
      <text:p text:style-name="P6"/>
      <text:p text:style-name="P7">4.a.</text:p>
      <text:p text:style-name="P8">Se inicializan los registros R1 en 0x03 y R2 en 0x00, y se coloca a la dirección correspondiente al inicio de la R.A.I. en posición de memoria 0x00.</text:p>
      <text:p text:style-name="P8"/>
      <text:p text:style-name="P9"><text:span text:style-name="T6">Se habilita la atención </text:span><text:span text:style-name="T7">a </text:span><text:span text:style-name="T6">interrupciones encendiendo el flag I con STI.</text:span></text:p>
      <text:p text:style-name="P8"/>
      <text:p text:style-name="P9"><text:span text:style-name="T6">En el loop se comparan a R1 con R2, que en este punto </text:span><text:span text:style-name="T11">en principio son </text:span><text:span text:style-name="T6">distintos, por lo que ignorando interrupciones se entraría en un loop infinito entre CMP R1, R2, </text:span><text:span text:style-name="T7">JZ fin</text:span><text:span text:style-name="T6"> y JMP loop. </text:span></text:p>
      <text:p text:style-name="P8"/>
      <text:p text:style-name="P8">Si en cualquier momento <text:span text:style-name="T11">en la ejecución del ciclo</text:span> llegase una interrupción (asincronicamente, vía la señal INT), entonces el próximo fetch en el ciclo informaría que se recibió la interrupción (vía la señal INTA) y saltaría a la R.A.I., en la que se decrementaría el valor de R1 en una unidad. Luego mendiante IRET se retomaría el ciclo en la instrucción que hubiese sido ejecutada si no se hubiese recibido la interrupción.</text:p>
      <text:p text:style-name="P8"/>
      <text:p text:style-name="P10"><text:span text:style-name="T6">Luego de 3 interrupciones, se cumple que <text:s/>R1 = R2, </text:span><text:span text:style-name="T7">y con una salvedad adicional se cumple JZ fin, se deshabilita la atención a </text:span><text:span text:style-name="T6">interrupciones </text:span><text:span text:style-name="T7">apagando</text:span><text:span text:style-name="T6"> el flag I con </text:span><text:span text:style-name="T7">CLI, y se entra al loop infinito de JMP halt terminando así la ejecución.</text:span></text:p>
      <text:p text:style-name="P10"/>
      <text:p text:style-name="P11">La salvedad adicional es que con un timing desafortunado de las interrupciones entrantes podría ocurrir que nunca se llegue a salir del primer ciclo. Por ejemplo, si R1 = R2 y se recibiese una interrupción vía una señal INT durante CMP R1, R2, o si se recibiesen múltiples interrupciones durante CMP R1, R2 o la R.A.I. En estos casos se saltaría a la R.A.I. antes de ejecutarse el salto condicional JZ, se decrementaría el valor de R1 a -1 alterando los flags en el proceso, y al volver al JZ mediante IRET no se realizaría el salto condicional. Si, hipoteticamente, las señales de interrupción cesaran después de esto, el programa quedaría atrapado en ese primer ciclo (aunque seguramente el comportamiento esperado sea otro). Si las interrupciones continuasen, se tendría una nueva chance de salir del ciclo una vez se hayan realizado tantas interrupciones como para llevar a que DEC produzca overflow y el valor de R1 vuelva a ser 0.</text:p>
      <text:p text:style-name="P11"/>
      <text:p text:style-name="P11">4.b. </text:p>
      <text:p text:style-name="P11">Por lo explicado antes, el mínimo son 3 interrupciones.</text:p>
      <text:p text:style-name="P11"/>
      <text:p text:style-name="P11">4.c.</text:p>
      <text:p text:style-name="P12">Si se reciben interrupciones antes de ejecutar la instrucción STI, no se realizan saltos a la R.A.I. y no hay cambios en la ejecucion. Si se realizan menos de 4 interrupciones entre STI y CMP, la ejecución podría darse normalmente. Si son más (pero no tantas como para generar overflow de R1), se estaría en la situación comentada en 4.a.</text:p>
      <text:p text:style-name="P11"/>
      <text:p text:style-name="P11">4.d.</text:p>
      <text:p text:style-name="P12">Explicado en 4.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9:32:46.409220345</meta:creation-date>
    <meta:generator>LibreOffice/7.5.8.2$Linux_X86_64 LibreOffice_project/50$Build-2</meta:generator>
    <dc:date>2023-11-29T10:48:11.948115043</dc:date>
    <meta:editing-duration>PT1H15M50S</meta:editing-duration>
    <meta:editing-cycles>5</meta:editing-cycles>
    <meta:document-statistic meta:table-count="0" meta:image-count="0" meta:object-count="0" meta:page-count="2" meta:paragraph-count="39" meta:word-count="798" meta:character-count="4643" meta:non-whitespace-character-count="3881"/>
  </office:meta>
</office:document-meta>
</file>